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3</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text:soft-page-break/></text:p>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6"><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7)Write a Program to find whether a given number is positive or negative.</text:p>
      <text:p text:style-name="P6"><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1">8)</text:span>Write a program to print the table of a given number.</text:p>
      <text:p text:style-name="P6"><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9)</text:span>Write a program to find the factorial of given number.</text:p>
      <text:p text:style-name="P6"><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7">10)Write a program to find given number of terms in the Fibonacci series.</text:p>
      <text:p text:style-name="P7"/>
      <text:p text:style-name="P8"><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8"/>
      <text:p text:style-name="P8"/>
      <text:p text:style-name="P8"/>
      <text:p text:style-name="P8"/>
      <text:p text:style-name="P8"/>
      <text:p text:style-name="P8"/>
      <text:p text:style-name="P8"/>
      <text:p text:style-name="P9">11)Write a program to calculate gross salary if the DA is 40%, HRA is 20% of basic salary.Accept basic salary form user and display gross salary (Result can be floating point value).</text:p>
      <text:p text:style-name="P9"/>
      <text:p text:style-name="P9"><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12)Write a shell script to accept a filename as argument and displays the last modification time if the file exists and a suitable message if it doesn’t exist.</text:p>
      <text:p text:style-name="P9"><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9"/>
      <text:p text:style-name="P9"/>
      <text:p text:style-name="P9"/>
      <text:p text:style-name="P9"/>
      <text:p text:style-name="P9"/>
      <text:p text:style-name="P10">13)Write a shell script to display only hidden file of current directory.</text:p>
      <text:p text:style-name="P10"/>
      <text:p text:style-name="P10"><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14)Write a shell script to display only executable files of current directory.</text:p>
      <text:p text:style-name="P11"/>
      <text:p text:style-name="P11"><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1"/>
      <text:p text:style-name="P11"/>
      <text:p text:style-name="P11"/>
      <text:p text:style-name="P11"/>
      <text:p text:style-name="P11"/>
      <text:p text:style-name="P12">15)Accept the two file names from user and append the contents in reverse case of first file into second file.</text:p>
      <text:p text:style-name="P12"/>
      <text:p text:style-name="P12"><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2"/>
      <text:p text:style-name="P12"><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17)Print the following pattern.</text:p>
      <text:p text:style-name="P13">*</text:p>
      <text:p text:style-name="P13">* *</text:p>
      <text:p text:style-name="P13">* * *</text:p>
      <text:p text:style-name="P13">* * * *</text:p>
      <text:p text:style-name="P13">* * * * *</text:p>
      <text:p text:style-name="P13"/>
      <text:p text:style-name="P13"><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09T15:53:32.422812881</dc:date>
    <meta:editing-duration>PT58M43S</meta:editing-duration>
    <meta:editing-cycles>9</meta:editing-cycles>
    <meta:generator>LibreOffice/7.3.7.2$Linux_X86_64 LibreOffice_project/30$Build-2</meta:generator>
    <meta:document-statistic meta:table-count="0" meta:image-count="34" meta:object-count="0" meta:page-count="10" meta:paragraph-count="23" meta:word-count="332" meta:character-count="1809" meta:non-whitespace-character-count="1499"/>
  </office:meta>
</office:document-meta>
</file>